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ff9" officeooo:paragraph-rsid="0010cff9"/>
    </style:style>
    <style:style style:name="P2" style:family="paragraph" style:parent-style-name="Text_20_body" style:list-style-name="L1"/>
    <style:style style:name="T1" style:family="text">
      <style:text-properties officeooo:rsid="001334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3418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133418" style:font-size-asian="20pt" style:font-weight-asian="bold" style:font-size-complex="20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3"/><text:span text:style-name="T4"><text:s text:c="2"/></text:span><text:span text:style-name="T5">First Laravel Project</text:span></text:p>
      <text:p text:style-name="P1"/>
      <text:p text:style-name="P1">sudo apt install composer</text:p>
      <text:p text:style-name="P1"/>
      <text:p text:style-name="Standard">composer create-project --prefer-dist laravel/laravel project-name</text:p>
      <text:p text:style-name="Standard"/>
      <text:p text:style-name="Text_20_body">composer create-project" command mei <text:span text:style-name="Source_20_Text">--prefer-dist</text:span> option use karne ka maksad yeh hota hai ke Composer project ke liye jo packages download kare, wo unka <text:span text:style-name="Strong_20_Emphasis">distribution package</text:span> download kare na ke poora Git repository clone kare. Iska faida yeh hai:</text:p>
      <text:list xml:id="list188944409" text:style-name="L1">
        <text:list-item>
          <text:p text:style-name="P2"><text:span text:style-name="Strong_20_Emphasis">Fast Download</text:span>: Distribution packages zip files ki tarah hoti hain, jo compress hoti hain aur inmein unnecessary files ya Git history nahi hoti, isliye download fast hota hai.</text:p>
        </text:list-item>
        <text:list-item>
          <text:p text:style-name="P2"><text:span text:style-name="Strong_20_Emphasis">Kam Disk Space</text:span>: Kyun ke ismein Git history nahi hoti, to disk space kam use hota hai.</text:p>
        </text:list-item>
        <text:list-item>
          <text:p text:style-name="P2"><text:span text:style-name="Strong_20_Emphasis">Bandwidth Kam Lagti Hai</text:span>: Choti size ki files download hoti hain, to bandwidth bhi kam lagti hai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4:38:38.860586985</meta:creation-date>
    <dc:date>2024-08-12T14:58:49.466299893</dc:date>
    <meta:editing-duration>PT9M5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18" meta:character-count="755" meta:non-whitespace-character-count="614"/>
  </office:meta>
</office:document-meta>
</file>